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Astra Serif" svg:font-family="'PT Astra Serif'" style:font-family-generic="roman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FreeSans1" svg:font-family="FreeSans" style:font-family-generic="swiss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Таблица2" style:family="table" style:master-page-name="ПЭ_20_Лист_20_1">
      <style:table-properties style:width="184.31mm" fo:margin-top="0mm" fo:margin-bottom="4.99mm" style:page-number="auto" table:align="margins"/>
    </style:style>
    <style:style style:name="Таблица2.A" style:family="table-column">
      <style:table-column-properties style:column-width="8.01mm" style:rel-column-width="2847*"/>
    </style:style>
    <style:style style:name="Таблица2.B" style:family="table-column">
      <style:table-column-properties style:column-width="20mm" style:rel-column-width="7112*"/>
    </style:style>
    <style:style style:name="Таблица2.C" style:family="table-column">
      <style:table-column-properties style:column-width="110mm" style:rel-column-width="39111*"/>
    </style:style>
    <style:style style:name="Таблица2.D" style:family="table-column">
      <style:table-column-properties style:column-width="10mm" style:rel-column-width="3556*"/>
    </style:style>
    <style:style style:name="Таблица2.E" style:family="table-column">
      <style:table-column-properties style:column-width="36.3mm" style:rel-column-width="12909*"/>
    </style:style>
    <style:style style:name="Таблица2.1" style:family="table-row">
      <style:table-row-properties style:row-height="8.01mm"/>
    </style:style>
    <style:style style:name="Таблица2.A1" style:family="table-cell">
      <style:table-cell-properties style:vertical-align="middle" fo:padding="0.49mm" fo:border-left="1pt solid #000000" fo:border-right="none" fo:border-top="1pt solid #000000" fo:border-bottom="1pt solid #000000"/>
    </style:style>
    <style:style style:name="Таблица2.B1" style:family="table-cell">
      <style:table-cell-properties style:vertical-align="middle" fo:padding="1.01mm" fo:border-left="1pt solid #000000" fo:border-right="none" fo:border-top="1pt solid #000000" fo:border-bottom="1pt solid #000000"/>
    </style:style>
    <style:style style:name="Таблица2.C1" style:family="table-cell">
      <style:table-cell-properties style:vertical-align="middle" fo:padding="0.97mm" fo:border-left="1pt solid #000000" fo:border-right="none" fo:border-top="1pt solid #000000" fo:border-bottom="1pt solid #000000"/>
    </style:style>
    <style:style style:name="Таблица2.E1" style:family="table-cell">
      <style:table-cell-properties style:vertical-align="middle" fo:padding="0.97mm" fo:border="1pt solid #000000"/>
    </style:style>
    <style:style style:name="Таблица2.A2" style:family="table-cell">
      <style:table-cell-properties style:vertical-align="middle" fo:padding="0.49mm" fo:border-left="1pt solid #000000" fo:border-right="none" fo:border-top="none" fo:border-bottom="1pt solid #000000"/>
    </style:style>
    <style:style style:name="Таблица2.B2" style:family="table-cell">
      <style:table-cell-properties style:vertical-align="middle" fo:padding="1.01mm" fo:border-left="1pt solid #000000" fo:border-right="none" fo:border-top="none" fo:border-bottom="1pt solid #000000"/>
    </style:style>
    <style:style style:name="Таблица2.C2" style:family="table-cell">
      <style:table-cell-properties style:vertical-align="middle" fo:padding="0.97mm" fo:border-left="1pt solid #000000" fo:border-right="none" fo:border-top="none" fo:border-bottom="1pt solid #000000"/>
    </style:style>
    <style:style style:name="Таблица2.E2" style:family="table-cell">
      <style:table-cell-properties style:vertical-align="middle" fo:padding="0.97m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letter-spacing="normal" officeooo:rsid="006e2f65" officeooo:paragraph-rsid="006e2f65" style:letter-kerning="true" style:font-size-asian="10pt" style:font-size-complex="10pt" style:text-rotation-angle="90" style:text-rotation-scale="line-height"/>
    </style:style>
    <style:style style:name="P2" style:family="paragraph" style:parent-style-name="Table_20_Contents">
      <style:paragraph-properties fo:text-align="center" style:justify-single-word="false"/>
      <style:text-properties fo:font-size="10pt" fo:letter-spacing="normal" officeooo:rsid="0063c696" officeooo:paragraph-rsid="0063c696" style:letter-kerning="true" style:font-size-asian="10pt" style:font-size-complex="10pt" style:text-rotation-angle="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fo:font-size="10pt" fo:letter-spacing="normal" officeooo:rsid="0063c696" officeooo:paragraph-rsid="00657f22" style:letter-kerning="true" style:font-size-asian="10pt" style:font-size-complex="10pt" style:text-rotation-angle="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63c696" officeooo:paragraph-rsid="0063c696" style:font-size-asian="11pt" style:font-size-complex="11pt" style:text-rotation-angle="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63c696" officeooo:paragraph-rsid="00657f22" style:font-size-asian="11pt" style:font-size-complex="11pt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657f22" officeooo:paragraph-rsid="00657f22" style:font-size-asian="11pt" style:font-size-complex="11pt" style:text-rotation-angle="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657f22" officeooo:paragraph-rsid="00657f22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4a405a" officeooo:paragraph-rsid="004a405a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4a405a" officeooo:paragraph-rsid="004a405a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4c22fb" officeooo:paragraph-rsid="004c22fb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4c22fb" officeooo:paragraph-rsid="004c22fb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4f0406" officeooo:paragraph-rsid="004f0406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6ca3b4" officeooo:paragraph-rsid="006ca3b4" style:font-size-asian="9.60000038146973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style:font-size-asian="9.60000038146973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6a73b5" officeooo:paragraph-rsid="006a73b5" style:font-size-asian="9.60000038146973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fo:letter-spacing="normal" officeooo:rsid="004c22fb" officeooo:paragraph-rsid="004c22fb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487a9d" officeooo:paragraph-rsid="00487a9d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font-size="9pt" officeooo:rsid="00487a9d" officeooo:paragraph-rsid="00487a9d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6a73b5" officeooo:paragraph-rsid="006a73b5" style:font-size-asian="9pt" style:font-size-complex="9pt"/>
    </style:style>
    <style:style style:name="P24" style:family="paragraph" style:parent-style-name="Standard">
      <style:text-properties officeooo:paragraph-rsid="00657f22"/>
    </style:style>
    <style:style style:name="P25" style:family="paragraph" style:parent-style-name="Standard">
      <style:text-properties fo:font-size="11pt" style:font-size-asian="9.60000038146973pt" style:font-size-complex="11pt"/>
    </style:style>
    <style:style style:name="P26" style:family="paragraph" style:parent-style-name="Footer">
      <style:text-properties fo:font-size="11pt" style:font-size-asian="9.60000038146973pt" style:font-size-complex="11pt"/>
    </style:style>
    <style:style style:name="P27" style:family="paragraph" style:parent-style-name="Footer">
      <style:paragraph-properties fo:text-align="start" style:justify-single-word="false"/>
      <style:text-properties fo:font-size="11pt" officeooo:rsid="00349ab1" officeooo:paragraph-rsid="00349ab1" style:font-size-asian="9.60000038146973pt" style:font-size-complex="11pt"/>
    </style:style>
    <style:style style:name="P28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T Astra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PT Astra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5mm" svg:stroke-color="#000000" draw:marker-start-width="4.06mm" draw:marker-end-width="4.06mm" draw:fill="none" draw:fill-color="#ffffff" draw:textarea-vertical-align="middle" fo:min-height="6.65mm" fo:padding-top="0.18mm" fo:padding-bottom="0.18mm" fo:padding-left="0.18mm" fo:padding-right="0.18mm" style:run-through="foreground"/>
    </style:style>
    <style:style style:name="gr3" style:family="graphic">
      <style:graphic-properties draw:stroke="solid" svg:stroke-width="0.35mm" svg:stroke-color="#000000" draw:marker-start-width="4.06mm" draw:marker-end-width="4.06mm" draw:fill="none" draw:fill-color="#ffffff" draw:textarea-vertical-align="middle" fo:min-height="4.64mm" fo:padding-top="0.18mm" fo:padding-bottom="0.18mm" fo:padding-left="0.18mm" fo:padding-right="0.18mm" style:run-through="foreground"/>
    </style:style>
    <style:style style:name="gr4" style:family="graphic">
      <style:graphic-properties draw:stroke="solid" svg:stroke-width="0.35mm" svg:stroke-color="#000000" draw:marker-start-width="4.06mm" draw:marker-end-width="4.06mm" draw:fill="none" draw:fill-color="#ffffff" draw:textarea-vertical-align="middle" fo:min-height="6.65mm" fo:padding-top="0.18mm" fo:padding-bottom="0.18mm" fo:padding-left="0.18mm" fo:padding-right="0.18mm" style:protect="position size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/>
    </style:style>
    <style:style style:name="gr7" style:family="graphic">
      <style:graphic-properties draw:stroke="none" svg:stroke-color="#000000" draw:fill="none" draw:fill-color="#ffffff" fo:min-height="3.6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5" draw:name="Фигура1" draw:style-name="gr4" draw:text-style-name="P28" svg:width="60.02mm" svg:height="7.01mm" draw:transform="rotate (1.5707963267949) translate (13.3879166666667mm 65.2109722222222mm)">
        <draw:text-box>
          <text:p/>
        </draw:text-box>
      </draw:frame>
      <draw:g text:anchor-type="page" text:anchor-page-number="1" draw:z-index="6" draw:style-name="gr5">
        <draw:frame draw:name="Фигура1" draw:style-name="gr3" draw:text-style-name="P28" svg:width="60.02mm" svg:height="5mm" draw:transform="rotate (1.5707963267949) translate (8.39611111111111mm 65.2109722222222mm)">
          <draw:text-box>
            <text:p text:style-name="P29"><text:span text:style-name="T1">Перв. примен.</text:span></text:p>
          </draw:text-box>
        </draw:frame>
        <draw:g draw:style-name="gr6">
          <draw:frame draw:name="Фигура1" draw:style-name="gr3" draw:text-style-name="P28" svg:width="60.02mm" svg:height="5mm" draw:transform="rotate (1.5707963267949) translate (8.39611111111111mm 125.236111111111mm)">
            <draw:text-box>
              <text:p text:style-name="P29"><text:span text:style-name="T1">Справ. №</text:span></text:p>
            </draw:text-box>
          </draw:frame>
          <draw:frame draw:name="Фигура1" draw:style-name="gr2" draw:text-style-name="P28" svg:width="60.02mm" svg:height="7.01mm" draw:transform="rotate (1.5707963267949) translate (13.3879166666667mm 125.236111111111mm)">
            <draw:text-box>
              <text:p/>
            </draw:text-box>
          </draw:frame>
        </draw:g>
      </draw:g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/>
          </table:table-cell>
          <table:table-cell table:style-name="Таблица2.B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  <table:table-cell table:style-name="Таблица2.A1" office:value-type="string">
            <text:p text:style-name="P8"/>
          </table:table-cell>
          <table:table-cell table:style-name="Таблица2.E1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9"/>
          </table:table-cell>
          <table:table-cell table:style-name="Таблица2.B2" office:value-type="string">
            <text:p text:style-name="P10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8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12"/>
          </table:table-cell>
          <table:table-cell table:style-name="Таблица2.B2" office:value-type="string">
            <text:p text:style-name="P13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14"/>
          </table:table-cell>
          <table:table-cell table:style-name="Таблица2.E2" office:value-type="string">
            <text:p text:style-name="P18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1"/>
          </table:table-cell>
          <table:table-cell table:style-name="Таблица2.C2" office:value-type="string">
            <text:p text:style-name="P11"/>
          </table:table-cell>
          <table:table-cell table:style-name="Таблица2.A2" office:value-type="string">
            <text:p text:style-name="P8"/>
          </table:table-cell>
          <table:table-cell table:style-name="Таблица2.E2" office:value-type="string">
            <text:p text:style-name="P11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Astra Serif" svg:font-family="'PT Astra Serif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PT Astra Serif" fo:font-size="12pt" fo:language="ru" fo:country="RU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PT Astra Serif" fo:font-family="'PT Astra Serif'" style:font-family-generic="roman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1" style:family="table">
      <style:table-properties style:width="184.31mm" table:align="margins"/>
    </style:style>
    <style:style style:name="Таблица1.A" style:family="table-column">
      <style:table-column-properties style:column-width="8.01mm" style:rel-column-width="2847*"/>
    </style:style>
    <style:style style:name="Таблица1.B" style:family="table-column">
      <style:table-column-properties style:column-width="20mm" style:rel-column-width="7112*"/>
    </style:style>
    <style:style style:name="Таблица1.C" style:family="table-column">
      <style:table-column-properties style:column-width="110mm" style:rel-column-width="39111*"/>
    </style:style>
    <style:style style:name="Таблица1.D" style:family="table-column">
      <style:table-column-properties style:column-width="10mm" style:rel-column-width="3556*"/>
    </style:style>
    <style:style style:name="Таблица1.E" style:family="table-column">
      <style:table-column-properties style:column-width="36.3mm" style:rel-column-width="12909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.49mm" fo:border-left="1pt solid #000000" fo:border-right="none" fo:border-top="1pt solid #000000" fo:border-bottom="1pt solid #000000"/>
    </style:style>
    <style:style style:name="Таблица1.E1" style:family="table-cell">
      <style:table-cell-properties style:vertical-align="middle" fo:padding="0.49mm" fo:border="1pt solid #000000"/>
    </style:style>
    <style:style style:name="Таблица4" style:family="table">
      <style:table-properties style:width="184.31mm" table:align="margins"/>
    </style:style>
    <style:style style:name="Таблица4.A" style:family="table-column">
      <style:table-column-properties style:column-width="7mm" style:rel-column-width="2489*"/>
    </style:style>
    <style:style style:name="Таблица4.B" style:family="table-column">
      <style:table-column-properties style:column-width="10mm" style:rel-column-width="3556*"/>
    </style:style>
    <style:style style:name="Таблица4.C" style:family="table-column">
      <style:table-column-properties style:column-width="23mm" style:rel-column-width="8178*"/>
    </style:style>
    <style:style style:name="Таблица4.D" style:family="table-column">
      <style:table-column-properties style:column-width="14.99mm" style:rel-column-width="5331*"/>
    </style:style>
    <style:style style:name="Таблица4.F" style:family="table-column">
      <style:table-column-properties style:column-width="70.01mm" style:rel-column-width="24893*"/>
    </style:style>
    <style:style style:name="Таблица4.G" style:family="table-column">
      <style:table-column-properties style:column-width="4.99mm" style:rel-column-width="1774*"/>
    </style:style>
    <style:style style:name="Таблица4.K" style:family="table-column">
      <style:table-column-properties style:column-width="19.35mm" style:rel-column-width="6879*"/>
    </style:style>
    <style:style style:name="Таблица4.1" style:family="table-row">
      <style:table-row-properties style:row-height="4.99mm"/>
    </style:style>
    <style:style style:name="Таблица4.A1" style:family="table-cell">
      <style:table-cell-properties style:vertical-align="middle" fo:padding="0.49mm" fo:border-left="1pt solid #000000" fo:border-right="none" fo:border-top="1pt solid #000000" fo:border-bottom="0.5pt solid #000000"/>
    </style:style>
    <style:style style:name="Таблица4.F1" style:family="table-cell">
      <style:table-cell-properties style:vertical-align="middle" fo:padding="0.49mm" fo:border="1pt solid #000000"/>
    </style:style>
    <style:style style:name="Таблица4.A2" style:family="table-cell">
      <style:table-cell-properties style:vertical-align="middle" fo:padding="0.49mm" fo:border-left="1pt solid #000000" fo:border-right="none" fo:border-top="none" fo:border-bottom="1pt solid #000000"/>
    </style:style>
    <style:style style:name="Таблица4.A4" style:family="table-cell">
      <style:table-cell-properties style:vertical-align="middle" fo:padding-left="1.01mm" fo:padding-right="0.49mm" fo:padding-top="0.49mm" fo:padding-bottom="0.49mm" fo:border-left="1pt solid #000000" fo:border-right="none" fo:border-top="none" fo:border-bottom="0.5pt solid #000000"/>
    </style:style>
    <style:style style:name="Таблица4.K4" style:family="table-cell">
      <style:table-cell-properties style:vertical-align="middle" fo:padding="0.49mm" fo:border-left="1pt solid #000000" fo:border-right="1pt solid #000000" fo:border-top="none" fo:border-bottom="1pt solid #000000"/>
    </style:style>
    <style:style style:name="Таблица4.H5" style:family="table-cell">
      <style:table-cell-properties style:vertical-align="middle" fo:padding="0.49mm" fo:border-left="0.5pt solid #000000" fo:border-right="none" fo:border-top="none" fo:border-bottom="1pt solid #000000"/>
    </style:style>
    <style:style style:name="Таблица4.A8" style:family="table-cell">
      <style:table-cell-properties style:vertical-align="middle" fo:padding-left="1.01mm" fo:padding-right="0.49mm" fo:padding-top="0.49mm" fo:padding-bottom="0.49mm" fo:border-left="1pt solid #000000" fo:border-right="none" fo:border-top="none" fo:border-bottom="1pt solid #000000"/>
    </style:style>
    <style:style style:name="Таблица3" style:family="table">
      <style:table-properties style:width="184.31mm" table:align="margins"/>
    </style:style>
    <style:style style:name="Таблица3.A" style:family="table-column">
      <style:table-column-properties style:column-width="8.01mm" style:rel-column-width="2847*"/>
    </style:style>
    <style:style style:name="Таблица3.B" style:family="table-column">
      <style:table-column-properties style:column-width="20mm" style:rel-column-width="7112*"/>
    </style:style>
    <style:style style:name="Таблица3.C" style:family="table-column">
      <style:table-column-properties style:column-width="110mm" style:rel-column-width="39111*"/>
    </style:style>
    <style:style style:name="Таблица3.D" style:family="table-column">
      <style:table-column-properties style:column-width="10mm" style:rel-column-width="3556*"/>
    </style:style>
    <style:style style:name="Таблица3.E" style:family="table-column">
      <style:table-column-properties style:column-width="36.3mm" style:rel-column-width="12909*"/>
    </style:style>
    <style:style style:name="Таблица3.1" style:family="table-row">
      <style:table-row-properties style:row-height="14.99mm"/>
    </style:style>
    <style:style style:name="Таблица3.A1" style:family="table-cell">
      <style:table-cell-properties style:vertical-align="middle" fo:padding="0.49mm" fo:border-left="1pt solid #000000" fo:border-right="none" fo:border-top="1pt solid #000000" fo:border-bottom="1pt solid #000000"/>
    </style:style>
    <style:style style:name="Таблица3.E1" style:family="table-cell">
      <style:table-cell-properties style:vertical-align="middle" fo:padding="0.49mm" fo:border="1pt solid #000000"/>
    </style:style>
    <style:style style:name="Таблица5" style:family="table">
      <style:table-properties style:width="184.31mm" table:align="margins"/>
    </style:style>
    <style:style style:name="Таблица5.A" style:family="table-column">
      <style:table-column-properties style:column-width="7mm" style:rel-column-width="2489*"/>
    </style:style>
    <style:style style:name="Таблица5.B" style:family="table-column">
      <style:table-column-properties style:column-width="10mm" style:rel-column-width="3556*"/>
    </style:style>
    <style:style style:name="Таблица5.C" style:family="table-column">
      <style:table-column-properties style:column-width="23mm" style:rel-column-width="8178*"/>
    </style:style>
    <style:style style:name="Таблица5.D" style:family="table-column">
      <style:table-column-properties style:column-width="14.99mm" style:rel-column-width="5331*"/>
    </style:style>
    <style:style style:name="Таблица5.F" style:family="table-column">
      <style:table-column-properties style:column-width="110mm" style:rel-column-width="39111*"/>
    </style:style>
    <style:style style:name="Таблица5.G" style:family="table-column">
      <style:table-column-properties style:column-width="9.31mm" style:rel-column-width="3314*"/>
    </style:style>
    <style:style style:name="Таблица5.1" style:family="table-row">
      <style:table-row-properties style:row-height="4.99mm"/>
    </style:style>
    <style:style style:name="Таблица5.A1" style:family="table-cell">
      <style:table-cell-properties style:vertical-align="middle" fo:padding="0mm" fo:border-left="1pt solid #000000" fo:border-right="none" fo:border-top="1pt solid #000000" fo:border-bottom="1pt solid #000000"/>
    </style:style>
    <style:style style:name="Таблица5.G1" style:family="table-cell">
      <style:table-cell-properties style:vertical-align="middle" fo:padding="0mm" fo:border="1pt solid #000000"/>
    </style:style>
    <style:style style:name="Таблица5.2" style:family="table-row">
      <style:table-row-properties style:row-height="1.99mm"/>
    </style:style>
    <style:style style:name="Таблица5.A2" style:family="table-cell">
      <style:table-cell-properties style:vertical-align="middle" fo:padding="0mm" fo:border-left="1pt solid #000000" fo:border-right="none" fo:border-top="none" fo:border-bottom="1pt solid #000000"/>
    </style:style>
    <style:style style:name="Таблица5.3" style:family="table-row">
      <style:table-row-properties style:row-height="3mm"/>
    </style:style>
    <style:style style:name="Таблица5.G3" style:family="table-cell">
      <style:table-cell-properties style:vertical-align="middle" fo:padding="0mm" fo:border-left="1pt solid #000000" fo:border-right="1pt solid #000000" fo:border-top="none" fo:border-bottom="1pt solid #000000"/>
    </style:style>
    <style:style style:name="MP1" style:family="paragraph" style:parent-style-name="Table_20_Contents">
      <style:paragraph-properties fo:text-align="center" style:justify-single-word="false"/>
      <style:text-properties fo:font-size="10pt" fo:letter-spacing="normal" officeooo:rsid="006e2f65" officeooo:paragraph-rsid="006e2f65" style:letter-kerning="true" style:font-size-asian="10pt" style:font-size-complex="10pt" style:text-rotation-angle="90" style:text-rotation-scale="line-height"/>
    </style:style>
    <style:style style:name="MP2" style:family="paragraph" style:parent-style-name="Table_20_Contents">
      <style:paragraph-properties fo:text-align="center" style:justify-single-word="false"/>
      <style:text-properties fo:font-size="10pt" fo:letter-spacing="normal" officeooo:rsid="0063c696" officeooo:paragraph-rsid="0063c696" style:letter-kerning="true" style:font-size-asian="10pt" style:font-size-complex="10pt" style:text-rotation-angle="0" style:text-rotation-scale="line-height"/>
    </style:style>
    <style:style style:name="MP3" style:family="paragraph" style:parent-style-name="Table_20_Contents">
      <style:paragraph-properties fo:text-align="center" style:justify-single-word="false"/>
      <style:text-properties fo:font-size="11pt" officeooo:rsid="0063c696" officeooo:paragraph-rsid="0063c696" style:font-size-asian="11pt" style:font-size-complex="11pt" style:text-rotation-angle="0" style:text-rotation-scale="line-height"/>
    </style:style>
    <style:style style:name="MP4" style:family="paragraph" style:parent-style-name="Table_20_Contents">
      <style:paragraph-properties fo:text-align="center" style:justify-single-word="false"/>
      <style:text-properties fo:font-size="11pt" officeooo:rsid="00657f22" officeooo:paragraph-rsid="00657f22" style:font-size-asian="11pt" style:font-size-complex="11pt" style:text-rotation-angle="0" style:text-rotation-scale="line-height"/>
    </style:style>
    <style:style style:name="MP5" style:family="paragraph" style:parent-style-name="Table_20_Contents">
      <style:paragraph-properties fo:text-align="center" style:justify-single-word="false"/>
      <style:text-properties fo:font-size="11pt" officeooo:rsid="00657f22" officeooo:paragraph-rsid="00657f22" style:font-size-asian="11pt" style:font-size-complex="11pt"/>
    </style:style>
    <style:style style:name="MP6" style:family="paragraph"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T Astra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MP9" style:family="paragraph" style:parent-style-name="Table_20_Contents">
      <style:paragraph-properties fo:text-align="center" style:justify-single-word="false"/>
      <style:text-properties fo:font-size="11pt" officeooo:rsid="006ca3b4" officeooo:paragraph-rsid="006ca3b4" style:font-size-asian="9.60000038146973pt" style:font-size-complex="11pt"/>
    </style:style>
    <style:style style:name="MP10" style:family="paragraph" style:parent-style-name="Table_20_Contents">
      <style:paragraph-properties fo:text-align="center" style:justify-single-word="false"/>
      <style:text-properties fo:font-size="9pt" officeooo:rsid="00487a9d" officeooo:paragraph-rsid="00487a9d" style:font-size-asian="9pt" style:font-size-complex="9pt"/>
    </style:style>
    <style:style style:name="MP11" style:family="paragraph" style:parent-style-name="Table_20_Contents">
      <style:paragraph-properties fo:text-align="start" style:justify-single-word="false"/>
      <style:text-properties fo:font-size="9pt" officeooo:rsid="00487a9d" officeooo:paragraph-rsid="00487a9d" style:font-size-asian="9pt" style:font-size-complex="9pt"/>
    </style:style>
    <style:style style:name="MP1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MP13" style:family="paragraph" style:parent-style-name="Table_20_Contents">
      <style:paragraph-properties fo:text-align="center" style:justify-single-word="false"/>
      <style:text-properties fo:font-size="11pt" style:font-size-asian="9.60000038146973pt" style:font-size-complex="11pt"/>
    </style:style>
    <style:style style:name="MP14" style:family="paragraph">
      <loext:graphic-properties draw:fill="none" draw:fill-color="#ffffff"/>
      <style:text-properties fo:font-size="9pt" style:font-size-asian="9pt" style:font-size-complex="9pt"/>
    </style:style>
    <style:style style:name="MP15" style:family="paragraph" style:parent-style-name="Footer">
      <style:paragraph-properties fo:text-align="start" style:justify-single-word="false"/>
      <style:text-properties fo:font-size="11pt" officeooo:rsid="00349ab1" officeooo:paragraph-rsid="00349ab1" style:font-size-asian="9.60000038146973pt" style:font-size-complex="11pt"/>
    </style:style>
    <style:style style:name="MP16" style:family="paragraph" style:parent-style-name="Table_20_Contents">
      <style:paragraph-properties fo:text-align="center" style:justify-single-word="false"/>
      <style:text-properties fo:font-size="10pt" fo:letter-spacing="normal" officeooo:rsid="0063c696" officeooo:paragraph-rsid="00657f22" style:letter-kerning="true" style:font-size-asian="10pt" style:font-size-complex="10pt" style:text-rotation-angle="0" style:text-rotation-scale="line-height"/>
    </style:style>
    <style:style style:name="MP17" style:family="paragraph" style:parent-style-name="Table_20_Contents">
      <style:paragraph-properties fo:text-align="center" style:justify-single-word="false"/>
      <style:text-properties fo:font-size="11pt" officeooo:rsid="0063c696" officeooo:paragraph-rsid="00657f22" style:font-size-asian="11pt" style:font-size-complex="11pt" style:text-rotation-angle="0" style:text-rotation-scale="line-height"/>
    </style:style>
    <style:style style:name="MP18" style:family="paragraph" style:parent-style-name="Standard">
      <style:text-properties officeooo:paragraph-rsid="00657f22"/>
    </style:style>
    <style:style style:name="MP19" style:family="paragraph" style:parent-style-name="Table_20_Contents">
      <style:paragraph-properties fo:text-align="center" style:justify-single-word="false"/>
      <style:text-properties fo:font-size="11pt" officeooo:rsid="006a73b5" officeooo:paragraph-rsid="006a73b5" style:font-size-asian="9.60000038146973pt" style:font-size-complex="11pt"/>
    </style:style>
    <style:style style:name="MP20" style:family="paragraph" style:parent-style-name="Table_20_Contents">
      <style:paragraph-properties fo:text-align="center" style:justify-single-word="false"/>
      <style:text-properties fo:font-size="9pt" officeooo:rsid="006a73b5" officeooo:paragraph-rsid="006a73b5" style:font-size-asian="9pt" style:font-size-complex="9pt"/>
    </style:style>
    <style:style style:name="MP21" style:family="paragraph" style:parent-style-name="Footer">
      <style:text-properties fo:font-size="11pt" style:font-size-asian="9.60000038146973pt" style:font-size-complex="11pt"/>
    </style:style>
    <style:style style:name="M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PT Astra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font-size="9pt" style:font-size-asian="9pt" style:font-size-complex="9pt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35mm" svg:stroke-color="#000000" draw:marker-start-width="4.06mm" draw:marker-end-width="4.06mm" draw:fill="none" draw:fill-color="#ffffff" draw:textarea-vertical-align="middle" fo:min-height="4.64mm" fo:padding-top="0.18mm" fo:padding-bottom="0.18mm" fo:padding-left="0.18mm" fo:padding-right="0.18mm" style:run-through="foreground"/>
    </style:style>
    <style:style style:name="Mgr3" style:family="graphic">
      <style:graphic-properties draw:stroke="solid" svg:stroke-width="0.35mm" svg:stroke-color="#000000" draw:marker-start-width="4.06mm" draw:marker-end-width="4.06mm" draw:fill="none" draw:fill-color="#ffffff" draw:textarea-vertical-align="middle" fo:min-height="6.65mm" fo:padding-top="0.18mm" fo:padding-bottom="0.18mm" fo:padding-left="0.18mm" fo:padding-right="0.18mm" style:run-through="foreground"/>
    </style:style>
    <style:style style:name="Mgr4" style:family="graphic">
      <style:graphic-properties draw:stroke="none" svg:stroke-color="#000000" draw:fill="none" draw:fill-color="#ffffff" fo:min-height="3.6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4.99mm" fo:margin-bottom="4.99mm" fo:margin-left="20mm" fo:margin-right="4.99mm" fo:border="0.99pt solid #000000" fo:padding="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4.99mm" fo:margin-left="0mm" fo:margin-right="0mm" fo:margin-bottom="0mm" fo:background-color="transparent" style:dynamic-spacing="false" draw:fill="none" draw:fill-color="#729fcf"/>
      </style:header-style>
      <style:footer-style>
        <style:header-footer-properties svg:height="40.01mm" fo:margin-left="0mm" fo:margin-right="0mm" fo:margin-top="0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4.99mm" fo:margin-bottom="4.99mm" fo:margin-left="20mm" fo:margin-right="4.99mm" fo:border="0.99pt solid #000000" fo:padding="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4.99mm" fo:margin-left="0mm" fo:margin-right="0mm" fo:margin-bottom="0mm" fo:background-color="transparent" style:dynamic-spacing="false" draw:fill="none" draw:fill-color="#729fcf"/>
      </style:header-style>
      <style:footer-style>
        <style:header-footer-properties svg:height="14.99mm" fo:margin-left="0mm" fo:margin-right="0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ПЭ_20_Лист_20_1" style:display-name="ПЭ Лист 1" style:page-layout-name="Mpm2" style:next-style-name="ПЭ_20_Лист_20_2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row table:style-name="Таблица1.1">
            <table:table-cell table:style-name="Таблица1.A1" office:value-type="string">
              <text:p text:style-name="MP1">Зона</text:p>
            </table:table-cell>
            <table:table-cell table:style-name="Таблица1.A1" office:value-type="string">
              <text:p text:style-name="MP2">Поз.<text:line-break/>обозначение</text:p>
            </table:table-cell>
            <table:table-cell table:style-name="Таблица1.A1" office:value-type="string">
              <text:p text:style-name="MP3">Наименование</text:p>
            </table:table-cell>
            <table:table-cell table:style-name="Таблица1.A1" office:value-type="string">
              <text:p text:style-name="MP4">Кол.</text:p>
            </table:table-cell>
            <table:table-cell table:style-name="Таблица1.E1" office:value-type="string">
              <text:p text:style-name="MP5">Примечание</text:p>
            </table:table-cell>
          </table:table-row>
        </table:table>
        <text:p text:style-name="Header"><draw:g text:anchor-type="paragraph" draw:z-index="1" draw:style-name="Mgr1"><draw:frame draw:name="Фигура1" draw:style-name="Mgr2" draw:text-style-name="MP7" svg:width="35mm" svg:height="5mm" draw:transform="rotate (1.5707963267949) translate (-12.0826388888889mm 245.956666666667mm)"><draw:text-box><text:p text:style-name="MP6"><text:span text:style-name="MT1">Подп. и дата</text:span></text:p></draw:text-box></draw:frame><draw:frame draw:name="Фигура1" draw:style-name="Mgr3" draw:text-style-name="MP7" svg:width="35mm" svg:height="7.01mm" draw:transform="rotate (1.5707963267949) translate (-7.09083333333333mm 245.956666666667mm)"><draw:text-box><text:p/></draw:text-box></draw:frame></draw:g><draw:g text:anchor-type="paragraph" draw:z-index="2" draw:style-name="Mgr1"><draw:frame draw:name="Фигура1" draw:style-name="Mgr2" draw:text-style-name="MP7" svg:width="25mm" svg:height="5mm" draw:transform="rotate (1.5707963267949) translate (-12.0826388888889mm 210.961111111111mm)"><draw:text-box><text:p text:style-name="MP6"><text:span text:style-name="MT1">Взам. инв. №</text:span></text:p></draw:text-box></draw:frame><draw:frame draw:name="Фигура1" draw:style-name="Mgr3" draw:text-style-name="MP7" svg:width="25mm" svg:height="7.01mm" draw:transform="rotate (1.5707963267949) translate (-7.09083333333333mm 210.961111111111mm)"><draw:text-box><text:p/></draw:text-box></draw:frame></draw:g><draw:g text:anchor-type="paragraph" draw:z-index="3" draw:style-name="Mgr1"><draw:frame draw:name="Фигура1" draw:style-name="Mgr2" draw:text-style-name="MP7" svg:width="25mm" svg:height="5mm" draw:transform="rotate (1.5707963267949) translate (-12.0826388888889mm 185.966805555556mm)"><draw:text-box><text:p text:style-name="MP6"><text:span text:style-name="MT1">Инв. № дубл.</text:span></text:p></draw:text-box></draw:frame><draw:frame draw:name="Фигура1" draw:style-name="Mgr3" draw:text-style-name="MP7" svg:width="25mm" svg:height="7.01mm" draw:transform="rotate (1.5707963267949) translate (-7.09083333333333mm 185.966805555556mm)"><draw:text-box><text:p/></draw:text-box></draw:frame></draw:g><draw:g text:anchor-type="paragraph" draw:z-index="4" draw:style-name="Mgr1"><draw:frame draw:name="Фигура1" draw:style-name="Mgr2" draw:text-style-name="MP7" svg:width="35mm" svg:height="5mm" draw:transform="rotate (1.5707963267949) translate (-12.0826388888889mm 161.113611111111mm)"><draw:text-box><text:p text:style-name="MP6"><text:span text:style-name="MT1">Подп. и дата</text:span></text:p></draw:text-box></draw:frame><draw:frame draw:name="Фигура1" draw:style-name="Mgr3" draw:text-style-name="MP7" svg:width="35mm" svg:height="7.01mm" draw:transform="rotate (1.5707963267949) translate (-7.09083333333333mm 161.113611111111mm)"><draw:text-box><text:p/></draw:text-box></draw:frame></draw:g></text:p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column table:style-name="Таблица4.D"/>
          <table:table-column table:style-name="Таблица4.B"/>
          <table:table-column table:style-name="Таблица4.F"/>
          <table:table-column table:style-name="Таблица4.G" table:number-columns-repeated="3"/>
          <table:table-column table:style-name="Таблица4.D"/>
          <table:table-column table:style-name="Таблица4.K"/>
          <table:table-row table:style-name="Таблица4.1">
            <table:table-cell table:style-name="Таблица4.A1" office:value-type="string">
              <text:p text:style-name="MP8"/>
            </table:table-cell>
            <table:table-cell table:style-name="Таблица4.A1" office:value-type="string">
              <text:p text:style-name="MP8"/>
            </table:table-cell>
            <table:table-cell table:style-name="Таблица4.A1" office:value-type="string">
              <text:p text:style-name="MP8"/>
            </table:table-cell>
            <table:table-cell table:style-name="Таблица4.A1" office:value-type="string">
              <text:p text:style-name="MP8"/>
            </table:table-cell>
            <table:table-cell table:style-name="Таблица4.A1" office:value-type="string">
              <text:p text:style-name="MP8"/>
            </table:table-cell>
            <table:table-cell table:style-name="Таблица4.F1" table:number-rows-spanned="3" table:number-columns-spanned="6" office:value-type="string">
              <text:p text:style-name="MP9">АБВГ.ХХХХХХ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4.1">
            <table:table-cell table:style-name="Таблица4.A2" office:value-type="string">
              <text:p text:style-name="MP8"/>
            </table:table-cell>
            <table:table-cell table:style-name="Таблица4.A2" office:value-type="string">
              <text:p text:style-name="MP8"/>
            </table:table-cell>
            <table:table-cell table:style-name="Таблица4.A2" office:value-type="string">
              <text:p text:style-name="MP8"/>
            </table:table-cell>
            <table:table-cell table:style-name="Таблица4.A2" office:value-type="string">
              <text:p text:style-name="MP8"/>
            </table:table-cell>
            <table:table-cell table:style-name="Таблица4.A2" office:value-type="string">
              <text:p text:style-name="M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4.1">
            <table:table-cell table:style-name="Таблица4.A2" office:value-type="string">
              <text:p text:style-name="MP10">Изм</text:p>
            </table:table-cell>
            <table:table-cell table:style-name="Таблица4.A2" office:value-type="string">
              <text:p text:style-name="MP10">Лист</text:p>
            </table:table-cell>
            <table:table-cell table:style-name="Таблица4.A2" office:value-type="string">
              <text:p text:style-name="MP10">№ докум.</text:p>
            </table:table-cell>
            <table:table-cell table:style-name="Таблица4.A2" office:value-type="string">
              <text:p text:style-name="MP10">Подпись</text:p>
            </table:table-cell>
            <table:table-cell table:style-name="Таблица4.A2" office:value-type="string">
              <text:p text:style-name="MP10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4.1">
            <table:table-cell table:style-name="Таблица4.A4" table:number-columns-spanned="2" office:value-type="string">
              <text:p text:style-name="MP11">Разраб.</text:p>
            </table:table-cell>
            <table:covered-table-cell/>
            <table:table-cell table:style-name="Таблица4.A4" office:value-type="string">
              <text:p text:style-name="MP12"/>
            </table:table-cell>
            <table:table-cell table:style-name="Таблица4.A4" office:value-type="string">
              <text:p text:style-name="MP12"/>
            </table:table-cell>
            <table:table-cell table:style-name="Таблица4.A4" office:value-type="string">
              <text:p text:style-name="MP8"/>
            </table:table-cell>
            <table:table-cell table:style-name="Таблица4.A2" table:number-rows-spanned="5" office:value-type="string">
              <text:p text:style-name="MP13"/>
            </table:table-cell>
            <table:table-cell table:style-name="Таблица4.A2" table:number-columns-spanned="3" office:value-type="string">
              <text:p text:style-name="MP10">Лит.</text:p>
            </table:table-cell>
            <table:covered-table-cell/>
            <table:covered-table-cell/>
            <table:table-cell table:style-name="Таблица4.A2" office:value-type="string">
              <text:p text:style-name="MP10">Лист</text:p>
            </table:table-cell>
            <table:table-cell table:style-name="Таблица4.K4" office:value-type="string">
              <text:p text:style-name="MP10">Листов</text:p>
            </table:table-cell>
          </table:table-row>
          <table:table-row table:style-name="Таблица4.1">
            <table:table-cell table:style-name="Таблица4.A4" table:number-columns-spanned="2" office:value-type="string">
              <text:p text:style-name="MP11">Пров.</text:p>
            </table:table-cell>
            <table:covered-table-cell/>
            <table:table-cell table:style-name="Таблица4.A4" office:value-type="string">
              <text:p text:style-name="MP12"/>
            </table:table-cell>
            <table:table-cell table:style-name="Таблица4.A4" office:value-type="string">
              <text:p text:style-name="MP12"/>
            </table:table-cell>
            <table:table-cell table:style-name="Таблица4.A4" office:value-type="string">
              <text:p text:style-name="MP8"/>
            </table:table-cell>
            <table:covered-table-cell/>
            <table:table-cell table:style-name="Таблица4.A2" office:value-type="string">
              <text:p text:style-name="MP10"/>
            </table:table-cell>
            <table:table-cell table:style-name="Таблица4.H5" office:value-type="string">
              <text:p text:style-name="MP8"/>
            </table:table-cell>
            <table:table-cell table:style-name="Таблица4.H5" office:value-type="string">
              <text:p text:style-name="MP8"/>
            </table:table-cell>
            <table:table-cell table:style-name="Таблица4.A2" office:value-type="string">
              <text:p text:style-name="MP8"><text:page-number text:select-page="current">1</text:page-number></text:p>
            </table:table-cell>
            <table:table-cell table:style-name="Таблица4.K4" office:value-type="string">
              <text:p text:style-name="MP8"><text:page-count>2</text:page-count></text:p>
            </table:table-cell>
          </table:table-row>
          <table:table-row table:style-name="Таблица4.1">
            <table:table-cell table:style-name="Таблица4.A4" table:number-columns-spanned="2" office:value-type="string">
              <text:p text:style-name="MP12"/>
            </table:table-cell>
            <table:covered-table-cell/>
            <table:table-cell table:style-name="Таблица4.A4" office:value-type="string">
              <text:p text:style-name="MP12"/>
            </table:table-cell>
            <table:table-cell table:style-name="Таблица4.A4" office:value-type="string">
              <text:p text:style-name="MP12"/>
            </table:table-cell>
            <table:table-cell table:style-name="Таблица4.A4" office:value-type="string">
              <text:p text:style-name="MP8"/>
            </table:table-cell>
            <table:covered-table-cell/>
            <table:table-cell table:style-name="Таблица4.K4" table:number-rows-spanned="3" table:number-columns-spanned="5" office:value-type="string">
              <text:p text:style-name="MP13"/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4.1">
            <table:table-cell table:style-name="Таблица4.A4" table:number-columns-spanned="2" office:value-type="string">
              <text:p text:style-name="MP11">Н. контр.</text:p>
            </table:table-cell>
            <table:covered-table-cell/>
            <table:table-cell table:style-name="Таблица4.A4" office:value-type="string">
              <text:p text:style-name="MP12"/>
            </table:table-cell>
            <table:table-cell table:style-name="Таблица4.A4" office:value-type="string">
              <text:p text:style-name="MP12"/>
            </table:table-cell>
            <table:table-cell table:style-name="Таблица4.A4" office:value-type="string">
              <text:p text:style-name="M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4.1">
            <table:table-cell table:style-name="Таблица4.A8" table:number-columns-spanned="2" office:value-type="string">
              <text:p text:style-name="MP11"><draw:g text:anchor-type="paragraph" draw:z-index="0" draw:style-name="Mgr1"><draw:frame draw:name="Фигура1" draw:style-name="Mgr3" draw:text-style-name="MP7" svg:width="25mm" svg:height="7.01mm" draw:transform="rotate (1.5707963267949) translate (-8.09625mm 4.14513888888889mm)"><draw:text-box><text:p/></draw:text-box></draw:frame><draw:frame draw:name="Фигура1" draw:style-name="Mgr2" draw:text-style-name="MP7" svg:width="25mm" svg:height="5mm" draw:transform="rotate (1.5707963267949) translate (-13.0880555555556mm 4.14513888888889mm)"><draw:text-box><text:p text:style-name="MP6"><text:span text:style-name="MT1">Инв. № подл.</text:span></text:p></draw:text-box></draw:frame></draw:g><draw:frame text:anchor-type="paragraph" draw:z-index="7" draw:name="Фигура3" draw:style-name="Mgr4" draw:text-style-name="MP14" svg:width="45mm" svg:height="3.68mm" svg:x="89.76mm" svg:y="4.15mm"><draw:text-box><text:p><text:span text:style-name="MT2">Копировал:</text:span></text:p></draw:text-box></draw:frame><draw:frame text:anchor-type="paragraph" draw:z-index="8" draw:name="Фигура4" draw:style-name="Mgr5" draw:text-style-name="MP14" svg:width="16.01mm" svg:height="4.01mm" svg:x="139.81mm" svg:y="4.15mm"><draw:text-box><text:p><text:span text:style-name="MT2">Формат А4</text:span></text:p></draw:text-box></draw:frame>Утв.</text:p>
            </table:table-cell>
            <table:covered-table-cell/>
            <table:table-cell table:style-name="Таблица4.A8" office:value-type="string">
              <text:p text:style-name="MP12"/>
            </table:table-cell>
            <table:table-cell table:style-name="Таблица4.A8" office:value-type="string">
              <text:p text:style-name="MP12"/>
            </table:table-cell>
            <table:table-cell table:style-name="Таблица4.A8" office:value-type="string">
              <text:p text:style-name="M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5"/>
      </style:footer>
    </style:master-page>
    <style:master-page style:name="ПЭ_20_Лист_20_2" style:display-name="ПЭ Лист 2" style:page-layout-name="Mpm3">
      <style:header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column table:style-name="Таблица3.E"/>
          <table:table-row table:style-name="Таблица3.1">
            <table:table-cell table:style-name="Таблица3.A1" office:value-type="string">
              <text:p text:style-name="MP1">Зона</text:p>
            </table:table-cell>
            <table:table-cell table:style-name="Таблица3.A1" office:value-type="string">
              <text:p text:style-name="MP16">Поз.<text:line-break/>обозначение</text:p>
            </table:table-cell>
            <table:table-cell table:style-name="Таблица3.A1" office:value-type="string">
              <text:p text:style-name="MP17">Наименование</text:p>
            </table:table-cell>
            <table:table-cell table:style-name="Таблица3.A1" office:value-type="string">
              <text:p text:style-name="MP4">Кол.</text:p>
            </table:table-cell>
            <table:table-cell table:style-name="Таблица3.E1" office:value-type="string">
              <text:p text:style-name="MP5">Примечание</text:p>
            </table:table-cell>
          </table:table-row>
        </table:table>
        <text:p text:style-name="MP18"><draw:g text:anchor-type="paragraph" draw:z-index="10" draw:style-name="Mgr1"><draw:frame draw:name="Фигура1" draw:style-name="Mgr2" draw:text-style-name="MP7" svg:width="25mm" svg:height="5mm" draw:transform="rotate (1.5707963267949) translate (-12.0473611111111mm 211.102222222222mm)"><draw:text-box><text:p text:style-name="MP6"><text:span text:style-name="MT1">Взам. инв. №</text:span></text:p></draw:text-box></draw:frame><draw:frame draw:name="Фигура1" draw:style-name="Mgr3" draw:text-style-name="MP7" svg:width="25mm" svg:height="7.01mm" draw:transform="rotate (1.5707963267949) translate (-7.05555555555556mm 211.102222222222mm)"><draw:text-box><text:p/></draw:text-box></draw:frame></draw:g><draw:g text:anchor-type="paragraph" draw:z-index="13" draw:style-name="Mgr1"><draw:frame draw:name="Фигура1" draw:style-name="Mgr3" draw:text-style-name="MP7" svg:width="25mm" svg:height="7.01mm" draw:transform="rotate (1.5707963267949) translate (-7.05555555555556mm 271.092083333333mm)"><draw:text-box><text:p/></draw:text-box></draw:frame><draw:frame draw:name="Фигура1" draw:style-name="Mgr2" draw:text-style-name="MP7" svg:width="25mm" svg:height="5mm" draw:transform="rotate (1.5707963267949) translate (-12.0473611111111mm 271.092083333333mm)"><draw:text-box><text:p text:style-name="MP6"><text:span text:style-name="MT1">Инв. № подл.</text:span></text:p></draw:text-box></draw:frame></draw:g><draw:g text:anchor-type="paragraph" draw:z-index="12" draw:style-name="Mgr1"><draw:frame draw:name="Фигура1" draw:style-name="Mgr2" draw:text-style-name="MP7" svg:width="35mm" svg:height="5mm" draw:transform="rotate (1.5707963267949) translate (-12.0473611111111mm 246.097777777778mm)"><draw:text-box><text:p text:style-name="MP6"><text:span text:style-name="MT1">Подп. и дата</text:span></text:p></draw:text-box></draw:frame><draw:frame draw:name="Фигура1" draw:style-name="Mgr3" draw:text-style-name="MP7" svg:width="35mm" svg:height="7.01mm" draw:transform="rotate (1.5707963267949) translate (-7.05555555555556mm 246.097777777778mm)"><draw:text-box><text:p/></draw:text-box></draw:frame></draw:g><draw:g text:anchor-type="paragraph" draw:z-index="11" draw:style-name="Mgr1"><draw:frame draw:name="Фигура1" draw:style-name="Mgr2" draw:text-style-name="MP7" svg:width="25mm" svg:height="5mm" draw:transform="rotate (1.5707963267949) translate (-12.0473611111111mm 186.107916666667mm)"><draw:text-box><text:p text:style-name="MP6"><text:span text:style-name="MT1">Инв. № дубл.</text:span></text:p></draw:text-box></draw:frame><draw:frame draw:name="Фигура1" draw:style-name="Mgr3" draw:text-style-name="MP7" svg:width="25mm" svg:height="7.01mm" draw:transform="rotate (1.5707963267949) translate (-7.05555555555556mm 186.107916666667mm)"><draw:text-box><text:p/></draw:text-box></draw:frame></draw:g><draw:g text:anchor-type="paragraph" draw:z-index="14" draw:style-name="Mgr1"><draw:frame draw:name="Фигура1" draw:style-name="Mgr2" draw:text-style-name="MP7" svg:width="35mm" svg:height="5mm" draw:transform="rotate (1.5707963267949) translate (-12.0473611111111mm 161.113611111111mm)"><draw:text-box><text:p text:style-name="MP6"><text:span text:style-name="MT1">Подп. и дата</text:span></text:p></draw:text-box></draw:frame><draw:frame draw:name="Фигура1" draw:style-name="Mgr3" draw:text-style-name="MP7" svg:width="35mm" svg:height="7.01mm" draw:transform="rotate (1.5707963267949) translate (-7.05555555555556mm 161.113611111111mm)"><draw:text-box><text:p/></draw:text-box></draw:frame></draw:g></text:p>
      </style:header>
      <style:footer>
        <table:table table:name="Таблица5" table:style-name="Таблица5">
          <table:table-column table:style-name="Таблица5.A"/>
          <table:table-column table:style-name="Таблица5.B"/>
          <table:table-column table:style-name="Таблица5.C"/>
          <table:table-column table:style-name="Таблица5.D"/>
          <table:table-column table:style-name="Таблица5.B"/>
          <table:table-column table:style-name="Таблица5.F"/>
          <table:table-column table:style-name="Таблица5.G"/>
          <table:table-row table:style-name="Таблица5.1">
            <table:table-cell table:style-name="Таблица5.A1" office:value-type="string">
              <text:p text:style-name="MP8"/>
            </table:table-cell>
            <table:table-cell table:style-name="Таблица5.A1" office:value-type="string">
              <text:p text:style-name="MP8"/>
            </table:table-cell>
            <table:table-cell table:style-name="Таблица5.A1" office:value-type="string">
              <text:p text:style-name="MP8"/>
            </table:table-cell>
            <table:table-cell table:style-name="Таблица5.A1" office:value-type="string">
              <text:p text:style-name="MP8"/>
            </table:table-cell>
            <table:table-cell table:style-name="Таблица5.A1" office:value-type="string">
              <text:p text:style-name="MP8"/>
            </table:table-cell>
            <table:table-cell table:style-name="Таблица5.A1" table:number-rows-spanned="4" office:value-type="string">
              <text:p text:style-name="MP19"><draw:frame text:anchor-type="paragraph" draw:z-index="15" draw:name="Фигура3" draw:style-name="Mgr4" draw:text-style-name="MP14" svg:width="45mm" svg:height="3.68mm" svg:x="28.31mm" svg:y="9.88mm"><draw:text-box><text:p><text:span text:style-name="MT2">Копировал:</text:span></text:p></draw:text-box></draw:frame>АБВГ.ХХХХХХ</text:p>
            </table:table-cell>
            <table:table-cell table:style-name="Таблица5.G1" table:number-rows-spanned="2" office:value-type="string">
              <text:p text:style-name="MP20">Лист</text:p>
            </table:table-cell>
          </table:table-row>
          <table:table-row table:style-name="Таблица5.2">
            <table:table-cell table:style-name="Таблица5.A2" table:number-rows-spanned="2" office:value-type="string">
              <text:p text:style-name="MP8"/>
            </table:table-cell>
            <table:table-cell table:style-name="Таблица5.A2" table:number-rows-spanned="2" office:value-type="string">
              <text:p text:style-name="MP8"/>
            </table:table-cell>
            <table:table-cell table:style-name="Таблица5.A2" table:number-rows-spanned="2" office:value-type="string">
              <text:p text:style-name="MP8"/>
            </table:table-cell>
            <table:table-cell table:style-name="Таблица5.A2" table:number-rows-spanned="2" office:value-type="string">
              <text:p text:style-name="MP8"/>
            </table:table-cell>
            <table:table-cell table:style-name="Таблица5.A2" table:number-rows-spanned="2" office:value-type="string">
              <text:p text:style-name="MP8"/>
            </table:table-cell>
            <table:covered-table-cell/>
            <table:covered-table-cell/>
          </table:table-row>
          <table:table-row table:style-name="Таблица5.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5.G3" table:number-rows-spanned="2" office:value-type="string">
              <text:p text:style-name="MP8"><text:page-number text:select-page="current">2</text:page-number></text:p>
            </table:table-cell>
          </table:table-row>
          <table:table-row table:style-name="Таблица5.1">
            <table:table-cell table:style-name="Таблица5.A2" office:value-type="string">
              <text:p text:style-name="MP20"><draw:frame text:anchor-type="paragraph" draw:z-index="9" draw:name="Фигура4" draw:style-name="Mgr5" draw:text-style-name="MP14" svg:width="16.01mm" svg:height="4.01mm" svg:x="142.38mm" svg:y="4.22mm"><draw:text-box><text:p><text:span text:style-name="MT2">Формат А4</text:span></text:p></draw:text-box></draw:frame>Изм</text:p>
            </table:table-cell>
            <table:table-cell table:style-name="Таблица5.A2" office:value-type="string">
              <text:p text:style-name="MP20">Лист</text:p>
            </table:table-cell>
            <table:table-cell table:style-name="Таблица5.A2" office:value-type="string">
              <text:p text:style-name="MP20">№ докум.</text:p>
            </table:table-cell>
            <table:table-cell table:style-name="Таблица5.A2" office:value-type="string">
              <text:p text:style-name="MP20">Подпись</text:p>
            </table:table-cell>
            <table:table-cell table:style-name="Таблица5.A2" office:value-type="string">
              <text:p text:style-name="MP20">Дата</text:p>
            </table:table-cell>
            <table:covered-table-cell/>
            <table:covered-table-cell/>
          </table:table-row>
        </table:table>
        <text:p text:style-name="MP2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8:10:16.754381459</meta:creation-date>
    <dc:date>2018-01-14T18:19:13.518843718</dc:date>
    <meta:editing-duration>PT1H16M18S</meta:editing-duration>
    <meta:editing-cycles>49</meta:editing-cycles>
    <meta:generator>LibreOffice/5.4.3.2$Linux_X86_64 LibreOffice_project/92a7159f7e4af62137622921e809f8546db437e5</meta:generator>
    <dc:creator>Гончаров</dc:creator>
    <dc:subject>Шаблон ODF</dc:subject>
    <dc:title>Перечень элементов (ПЭ) Форма 2 ГОСТ 2.701-2008</dc:title>
    <meta:keyword>Шаблон</meta:keyword>
    <meta:keyword>ODF</meta:keyword>
    <meta:keyword>ГОСТ 2.701-2008</meta:keyword>
    <meta:keyword>Форма 2</meta:keyword>
    <meta:keyword>ПЭ</meta:keyword>
    <meta:keyword>Перечень элементов</meta:keyword>
    <meta:document-statistic meta:table-count="5" meta:image-count="0" meta:object-count="0" meta:page-count="2" meta:paragraph-count="33" meta:word-count="38" meta:character-count="212" meta:non-whitespace-character-count="207"/>
  </office:meta>
</office:document-meta>
</file>